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.createFromXml( Element principalEle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incipal.getAuthenticated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getHrefPrincipal( String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ncipal.getSelf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getUnauthenticated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Principal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cipal.toXml( Document docu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incipal.getAll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Principal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cipal.Principal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getPropertyPrincipal( DavPropertyName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cipal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